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gradient" draw:fill-gradient-name="a7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2">
      <style:drawing-page-properties draw:fill="gradient" draw:fill-gradient-name="a87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gradient" draw:fill-gradient-name="a7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gradient" draw:fill-gradient-name="a10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gradient" draw:fill-gradient-name="a8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0">
      <style:drawing-page-properties draw:fill="gradient" draw:fill-gradient-name="a6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gradient" draw:fill-gradient-name="a7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gradient" draw:fill-gradient-name="a5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gradient" draw:fill-gradient-name="a6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gradient" draw:fill-gradient-name="a7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gradient" draw:fill-gradient-name="a5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gradient" draw:fill-gradient-name="a6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gradient" draw:fill-gradient-name="a5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gradient" draw:fill-gradient-name="a5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gradient" draw:fill-gradient-name="a9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gradient" draw:fill-gradient-name="a4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gradient" draw:fill-gradient-name="a9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gradient" draw:fill-gradient-name="a4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gradient" draw:fill-gradient-name="a8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gradient" draw:fill-gradient-name="a10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gradient" draw:fill-gradient-name="a9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gradient" draw:fill-gradient-name="a7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gradient" draw:fill-gradient-name="a8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gradient" draw:fill-gradient-name="a8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gradient" draw:fill-gradient-name="a9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gradient" draw:fill-gradient-name="a6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0">
      <style:drawing-page-properties draw:fill="gradient" draw:fill-gradient-name="a7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gradient" draw:fill-gradient-name="a10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gradient" draw:fill-gradient-name="a9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5" draw:master-page-name="Master1-Layout1-title-Title-Slide" presentation:presentation-page-layout-name="Master1-PPL1" draw:id="Slide-256">
        <draw:frame draw:id="id112" presentation:style-name="a459" draw:name="Title 1" svg:x="1.23404in" svg:y="1.03446in" svg:width="9.44562in" svg:height="2.86369in" presentation:class="title" presentation:placeholder="false">
          <draw:text-box>
            <text:p text:style-name="a458" text:class-names="" text:cond-style-name=""><text:span text:style-name="a456" text:class-names="">BASIC SQL</text:span><text:span text:style-name="a457" text:class-names=""/></text:p>
          </draw:text-box>
          <svg:title/>
          <svg:desc/>
        </draw:frame>
        <draw:frame draw:id="id113" presentation:style-name="a460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2" draw:style-name="a462" draw:master-page-name="Master1-Layout2-obj-Title-and-Content" presentation:presentation-page-layout-name="Master1-PPL2" draw:id="Slide-257">
        <draw:frame draw:id="id114" presentation:style-name="a465" draw:name="Title 1" svg:x="1.23608in" svg:y="1.04257in" svg:width="10.50227in" svg:height="1.14746in" presentation:class="title" presentation:placeholder="false">
          <draw:text-box>
            <text:p text:style-name="a464" text:class-names="" text:cond-style-name=""><text:span text:style-name="a463" text:class-names="">SQL</text:span></text:p>
          </draw:text-box>
          <svg:title/>
          <svg:desc/>
        </draw:frame>
        <draw:frame draw:id="id115" presentation:style-name="a481" draw:name="Content Placeholder 2" svg:x="1.23608in" svg:y="2.37508in" svg:width="10.50227in" svg:height="3.60299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Structured Query Language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Declarative Language<text:s text:c="1"/>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Access / perform operations on many records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User expresses the results they would like returned, not the steps needed to perform the action</text:span></text:p>
                  </text:list-item>
                </text:list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Various SQL dialects</text:span></text:p>
              </text:list-item>
            </text:list>
          </draw:text-box>
          <svg:title/>
          <svg:desc/>
        </draw:frame>
      </draw:page>
      <draw:page draw:name="Slide7" draw:style-name="a483" draw:master-page-name="Master1-Layout2-obj-Title-and-Content" presentation:presentation-page-layout-name="Master1-PPL2" draw:id="Slide-262">
        <draw:frame draw:id="id116" presentation:style-name="a486" draw:name="Title 1" svg:x="1.23608in" svg:y="1.04257in" svg:width="10.50227in" svg:height="1.14746in" presentation:class="title" presentation:placeholder="false">
          <draw:text-box>
            <text:p text:style-name="a485" text:class-names="" text:cond-style-name=""><text:span text:style-name="a484" text:class-names="">SQL</text:span></text:p>
          </draw:text-box>
          <svg:title/>
          <svg:desc/>
        </draw:frame>
        <draw:frame draw:id="id117" presentation:style-name="a518" draw:name="Content Placeholder 2" svg:x="1.23608in" svg:y="2.37508in" svg:width="10.50227in" svg:height="3.60299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7" text:class-names="">Code is NOT case sensitive <text:s text:c="1"/>(SQL ==<text:s text:c="1"/></text:span><text:span text:style-name="a488" text:class-names="">sql</text:span><text:span text:style-name="a489" text:class-names="">)</text:span></text:p>
              </text:list-item>
            </text:list>
            <text:list text:style-name="a495">
              <text:list-item>
                <text:p text:style-name="a494" text:class-names="" text:cond-style-name=""><text:span text:style-name="a492" text:class-names="">Text / string = single quotes =<text:s text:c="1"/></text:span><text:span text:style-name="a493" text:class-names="">‘’</text:span></text:p>
              </text:list-item>
            </text:list>
            <text:list text:style-name="a499">
              <text:list-item>
                <text:p text:style-name="a498" text:class-names="" text:cond-style-name=""><text:span text:style-name="a496" text:class-names="">Field name = double quotes =<text:s text:c="1"/></text:span><text:span text:style-name="a497" text:class-names="">“”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Comments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/*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This is a block of comments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*/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-- This is an inline comment</text:span></text:p>
              </text:list-item>
            </text:list>
          </draw:text-box>
          <svg:title/>
          <svg:desc/>
        </draw:frame>
      </draw:page>
      <draw:page draw:name="Slide20" draw:style-name="a520" draw:master-page-name="Master1-Layout2-obj-Title-and-Content" presentation:presentation-page-layout-name="Master1-PPL2" draw:id="Slide-275">
        <draw:frame draw:id="id118" presentation:style-name="a523" draw:name="Title 1" svg:x="1.23608in" svg:y="1.04257in" svg:width="10.50227in" svg:height="1.14746in" presentation:class="title" presentation:placeholder="false">
          <draw:text-box>
            <text:p text:style-name="a522" text:class-names="" text:cond-style-name=""><text:span text:style-name="a521" text:class-names="">SQL</text:span></text:p>
          </draw:text-box>
          <svg:title/>
          <svg:desc/>
        </draw:frame>
        <draw:frame draw:id="id119" presentation:style-name="a542" draw:name="Content Placeholder 2" svg:x="1.23608in" svg:y="2.37508in" svg:width="10.50227in" svg:height="3.60299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SELECT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INSERT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UPDATE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DELETE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CREATE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DROP</text:span></text:p>
              </text:list-item>
            </text:list>
          </draw:text-box>
          <svg:title/>
          <svg:desc/>
        </draw:frame>
      </draw:page>
      <draw:page draw:name="Slide19" draw:style-name="a544" draw:master-page-name="Master1-Layout2-obj-Title-and-Content" presentation:presentation-page-layout-name="Master1-PPL2" draw:id="Slide-274">
        <draw:frame draw:id="id120" presentation:style-name="a547" draw:name="Title 1" svg:x="1.23608in" svg:y="1.04257in" svg:width="10.50227in" svg:height="1.14746in" presentation:class="title" presentation:placeholder="false">
          <draw:text-box>
            <text:p text:style-name="a546" text:class-names="" text:cond-style-name=""><text:span text:style-name="a545" text:class-names="">Additional SQL Resources</text:span></text:p>
          </draw:text-box>
          <svg:title/>
          <svg:desc/>
        </draw:frame>
        <draw:frame draw:id="id121" presentation:style-name="a562" draw:name="Content Placeholder 2" svg:x="1.23608in" svg:y="2.37508in" svg:width="10.50227in" svg:height="3.60299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8" text:class-names=""><text:a xlink:href="https://www.tutorialspoint.com/sql/" text:style-name="" text:visited-style-name="">https://www.tutorialspoint.com/sql/</text:a></text:span><text:span text:style-name="a549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<text:a xlink:href="https://www.codecademy.com/learn/learn-sql" text:style-name="" text:visited-style-name="">https://www.codecademy.com/learn/learn-sql</text:a></text:span><text:span text:style-name="a553" text:class-names=""/></text:p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Interactive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Badg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564" draw:master-page-name="Master1-Layout2-obj-Title-and-Content" presentation:presentation-page-layout-name="Master1-PPL2" draw:id="Slide-263">
        <draw:frame draw:id="id122" presentation:style-name="a567" draw:name="Title 1" svg:x="1.23608in" svg:y="1.04257in" svg:width="10.50227in" svg:height="1.14746in" presentation:class="title" presentation:placeholder="false">
          <draw:text-box>
            <text:p text:style-name="a566" text:class-names="" text:cond-style-name=""><text:span text:style-name="a565" text:class-names="">PSQL – Naming Columns</text:span></text:p>
          </draw:text-box>
          <svg:title/>
          <svg:desc/>
        </draw:frame>
        <draw:frame draw:id="id123" presentation:style-name="a574" draw:name="Content Placeholder 2" svg:x="1.23608in" svg:y="2.37508in" svg:width="10.50227in" svg:height="3.60299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PSQL has many reserved words, when creating tables choose names that do not conflict with these.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https://www.postgresql.org/docs/9.6/static/sql-keywords-appendix.html</text:span></text:p>
              </text:list-item>
            </text:list>
          </draw:text-box>
          <svg:title/>
          <svg:desc/>
        </draw:frame>
      </draw:page>
      <draw:page draw:name="Slide9" draw:style-name="a576" draw:master-page-name="Master1-Layout2-obj-Title-and-Content" presentation:presentation-page-layout-name="Master1-PPL2" draw:id="Slide-264">
        <draw:frame draw:id="id124" presentation:style-name="a579" draw:name="Title 1" svg:x="1.23608in" svg:y="1.04257in" svg:width="10.50227in" svg:height="1.14746in" presentation:class="title" presentation:placeholder="false">
          <draw:text-box>
            <text:p text:style-name="a578" text:class-names="" text:cond-style-name=""><text:span text:style-name="a577" text:class-names="">PSQL – Naming Columns</text:span></text:p>
          </draw:text-box>
          <svg:title/>
          <svg:desc/>
        </draw:frame>
        <draw:frame draw:id="id125" presentation:style-name="a603" draw:name="Content Placeholder 2" svg:x="1.23608in" svg:y="2.37508in" svg:width="10.50227in" svg:height="3.60299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Ensure the name is unique and does not exist as a reserved keyword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Keep the length to a maximum of 30 bytes—in practice this is 30 characters unless you are using multi-byte character set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Names must begin with a letter and may not end with an underscore.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Only use letters, numbers and underscores in names.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Avoid the use of multiple consecutive underscores—these can be hard to read.</text:span></text:p>
              </text:list-item>
            </text:list>
            <text:list text:style-name="a599">
              <text:list-item>
                <text:p text:style-name="a598" text:class-names="" text:cond-style-name=""><text:span text:style-name="a595" text:class-names="">Use underscores where you would naturally include a space in the name (first name becomes<text:s text:c="1"/></text:span><text:span text:style-name="a596" text:class-names="">first_name</text:span><text:span text:style-name="a597" text:class-names="">).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Avoid abbreviations and if you have to use them make sure they are commonly understood.</text:span></text:p>
              </text:list-item>
            </text:list>
          </draw:text-box>
          <svg:title/>
          <svg:desc/>
        </draw:frame>
      </draw:page>
      <draw:page draw:name="Slide21" draw:style-name="a605" draw:master-page-name="Master1-Layout2-obj-Title-and-Content" presentation:presentation-page-layout-name="Master1-PPL2" draw:id="Slide-276">
        <draw:frame draw:id="id126" presentation:style-name="a608" draw:name="Title 3" svg:x="1.23608in" svg:y="1.04257in" svg:width="10.50227in" svg:height="1.14746in" presentation:class="title" presentation:placeholder="false">
          <draw:text-box>
            <text:p text:style-name="a607" text:class-names="" text:cond-style-name=""><text:span text:style-name="a606" text:class-names="">CREATE A TABLE</text:span></text:p>
          </draw:text-box>
          <svg:title/>
          <svg:desc/>
        </draw:frame>
        <draw:frame draw:id="id127" presentation:style-name="a638" draw:name="Content Placeholder 5" svg:x="1.23608in" svg:y="2.37508in" svg:width="10.50227in" svg:height="3.60299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09" text:class-names="">CREATE [ [ GLOBAL | LOCAL ] { TEMPORARY | TEMP } | UNLOGGED ] TABLE [ IF NOT EXISTS ]<text:s text:c="1"/></text:span><text:span text:style-name="a610" text:class-names="">table_name</text:span><text:span text:style-name="a611" text:class-names=""><text:s text:c="1"/>( [</text:span></text:p>
              </text:list-item>
            </text:list>
            <text:list text:style-name="a622">
              <text:list-item>
                <text:p text:style-name="a621" text:class-names="" text:cond-style-name=""><text:span text:style-name="a614" text:class-names=""><text:s text:c="2"/>{<text:s text:c="1"/></text:span><text:span text:style-name="a615" text:class-names="">column_name</text:span><text:span text:style-name="a616" text:class-names=""><text:s text:c="1"/></text:span><text:span text:style-name="a617" text:class-names="">data_type</text:span><text:span text:style-name="a618" text:class-names=""><text:s text:c="1"/>[ COLLATE collation ] [<text:s text:c="1"/></text:span><text:span text:style-name="a619" text:class-names="">column_constraint</text:span><text:span text:style-name="a620" text:class-names=""><text:s text:c="1"/>[ ... ] ]</text:span></text:p>
              </text:list-item>
            </text:list>
            <text:list text:style-name="a627">
              <text:list-item>
                <text:p text:style-name="a626" text:class-names="" text:cond-style-name=""><text:span text:style-name="a623" text:class-names=""><text:s text:c="4"/>|<text:s text:c="1"/></text:span><text:span text:style-name="a624" text:class-names="">table_constraint</text:span><text:span text:style-name="a625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28" text:class-names=""><text:s text:c="4"/>| LIKE<text:s text:c="1"/></text:span><text:span text:style-name="a629" text:class-names="">source_table</text:span><text:span text:style-name="a630" text:class-names=""><text:s text:c="1"/>[<text:s text:c="1"/></text:span><text:span text:style-name="a631" text:class-names="">like_option</text:span><text:span text:style-name="a632" text:class-names=""><text:s text:c="1"/>... ] }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4"/>[, ... ]</text:span></text:p>
              </text:list-item>
            </text:list>
          </draw:text-box>
          <svg:title/>
          <svg:desc/>
        </draw:frame>
      </draw:page>
      <draw:page draw:name="Slide22" draw:style-name="a640" draw:master-page-name="Master1-Layout2-obj-Title-and-Content" presentation:presentation-page-layout-name="Master1-PPL2" draw:id="Slide-277">
        <draw:frame draw:id="id128" presentation:style-name="a643" draw:name="Title 3" svg:x="1.23608in" svg:y="1.04257in" svg:width="10.50227in" svg:height="1.14746in" presentation:class="title" presentation:placeholder="false">
          <draw:text-box>
            <text:p text:style-name="a642" text:class-names="" text:cond-style-name=""><text:span text:style-name="a641" text:class-names="">CREATE Statement</text:span></text:p>
          </draw:text-box>
          <svg:title/>
          <svg:desc/>
        </draw:frame>
        <draw:frame draw:id="id129" presentation:style-name="a656" draw:name="Content Placeholder 4" svg:x="1.23608in" svg:y="2.37508in" svg:width="10.50227in" svg:height="3.60299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44" text:class-names="">CREATE TABLE family (</text:span><text:span text:style-name="a645" text:class-names="">family_id</text:span><text:span text:style-name="a646" text:class-names=""><text:s text:c="1"/>integer,<text:s text:c="1"/></text:span><text:span text:style-name="a647" text:class-names="">first_name</text:span><text:span text:style-name="a648" text:class-names=""><text:s text:c="1"/>text,<text:s text:c="1"/></text:span><text:span text:style-name="a649" text:class-names="">last_name</text:span><text:span text:style-name="a650" text:class-names=""><text:s text:c="1"/>text, age integer);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23" draw:style-name="a658" draw:master-page-name="Master1-Layout2-obj-Title-and-Content" presentation:presentation-page-layout-name="Master1-PPL2" draw:id="Slide-278">
        <draw:frame draw:id="id130" presentation:style-name="a661" draw:name="Title 1" svg:x="1.23608in" svg:y="1.04257in" svg:width="10.50227in" svg:height="1.14746in" presentation:class="title" presentation:placeholder="false">
          <draw:text-box>
            <text:p text:style-name="a660" text:class-names="" text:cond-style-name=""><text:span text:style-name="a659" text:class-names="">INSERT Statement</text:span></text:p>
          </draw:text-box>
          <svg:title/>
          <svg:desc/>
        </draw:frame>
        <draw:frame draw:id="id131" presentation:style-name="a686" draw:name="Content Placeholder 2" svg:x="1.23608in" svg:y="2.37508in" svg:width="10.50227in" svg:height="3.60299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2" text:class-names="">INSERT INTO<text:s text:c="1"/></text:span><text:span text:style-name="a663" text:class-names="">table_name</text:span><text:span text:style-name="a664" text:class-names=""><text:s text:c="1"/>[ AS alias ] [ (<text:s text:c="1"/></text:span><text:span text:style-name="a665" text:class-names="">column_name</text:span><text:span text:style-name="a666" text:class-names=""><text:s text:c="1"/>[, ...] ) ]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4"/>{ DEFAULT VALUES | VALUES ( { expression | DEFAULT } [, ...] ) [, ...] | query }</text:span></text:p>
              </text:list-item>
            </text:list>
            <text:list text:style-name="a678">
              <text:list-item>
                <text:p text:style-name="a677" text:class-names="" text:cond-style-name=""><text:span text:style-name="a672" text:class-names=""><text:s text:c="4"/>[ ON CONFLICT [<text:s text:c="1"/></text:span><text:span text:style-name="a673" text:class-names="">conflict_target</text:span><text:span text:style-name="a674" text:class-names=""><text:s text:c="1"/>]<text:s text:c="1"/></text:span><text:span text:style-name="a675" text:class-names="">conflict_action</text:span><text:span text:style-name="a676" text:class-names=""><text:s text:c="1"/>]</text:span></text:p>
              </text:list-item>
            </text:list>
            <text:list text:style-name="a685">
              <text:list-item>
                <text:p text:style-name="a684" text:class-names="" text:cond-style-name=""><text:span text:style-name="a679" text:class-names=""><text:s text:c="4"/>[ RETURNING * |<text:s text:c="1"/></text:span><text:span text:style-name="a680" text:class-names="">output_expression</text:span><text:span text:style-name="a681" text:class-names=""><text:s text:c="1"/>[ [ AS ]<text:s text:c="1"/></text:span><text:span text:style-name="a682" text:class-names="">output_name</text:span><text:span text:style-name="a683" text:class-names=""><text:s text:c="1"/>] [, ...] ]</text:span></text:p>
              </text:list-item>
            </text:list>
          </draw:text-box>
          <svg:title/>
          <svg:desc/>
        </draw:frame>
      </draw:page>
      <draw:page draw:name="Slide25" draw:style-name="a688" draw:master-page-name="Master1-Layout2-obj-Title-and-Content" presentation:presentation-page-layout-name="Master1-PPL2" draw:id="Slide-280">
        <draw:frame draw:id="id132" presentation:style-name="a691" draw:name="Title 1" svg:x="1.23608in" svg:y="1.04257in" svg:width="10.50227in" svg:height="1.14746in" presentation:class="title" presentation:placeholder="false">
          <draw:text-box>
            <text:p text:style-name="a690" text:class-names="" text:cond-style-name=""><text:span text:style-name="a689" text:class-names="">INSERT Statement</text:span></text:p>
          </draw:text-box>
          <svg:title/>
          <svg:desc/>
        </draw:frame>
        <draw:frame draw:id="id133" presentation:style-name="a704" draw:name="Content Placeholder 2" svg:x="1.23608in" svg:y="2.37508in" svg:width="10.50227in" svg:height="3.60299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2" text:class-names="">INSERT INTO family (</text:span><text:span text:style-name="a693" text:class-names="">family_id</text:span><text:span text:style-name="a694" text:class-names="">,<text:s text:c="1"/></text:span><text:span text:style-name="a695" text:class-names="">first_name</text:span><text:span text:style-name="a696" text:class-names="">,<text:s text:c="1"/></text:span><text:span text:style-name="a697" text:class-names="">last_name</text:span><text:span text:style-name="a698" text:class-names="">, age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VALUES (1, 'David', 'Haynes', 37);</text:span></text:p>
              </text:list-item>
            </text:list>
          </draw:text-box>
          <svg:title/>
          <svg:desc/>
        </draw:frame>
      </draw:page>
      <draw:page draw:name="Slide26" draw:style-name="a706" draw:master-page-name="Master1-Layout2-obj-Title-and-Content" presentation:presentation-page-layout-name="Master1-PPL2" draw:id="Slide-281">
        <draw:frame draw:id="id134" presentation:style-name="a709" draw:name="Title 1" svg:x="1.23608in" svg:y="1.04257in" svg:width="10.50227in" svg:height="1.14746in" presentation:class="title" presentation:placeholder="false">
          <draw:text-box>
            <text:p text:style-name="a708" text:class-names="" text:cond-style-name=""><text:span text:style-name="a707" text:class-names="">INSERT Statement</text:span></text:p>
          </draw:text-box>
          <svg:title/>
          <svg:desc/>
        </draw:frame>
        <draw:frame draw:id="id135" presentation:style-name="a728" draw:name="Content Placeholder 2" svg:x="1.23608in" svg:y="2.37508in" svg:width="10.50227in" svg:height="3.60299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0" text:class-names="">INSERT INTO family (</text:span><text:span text:style-name="a711" text:class-names="">family_id</text:span><text:span text:style-name="a712" text:class-names="">,<text:s text:c="1"/></text:span><text:span text:style-name="a713" text:class-names="">first_name</text:span><text:span text:style-name="a714" text:class-names="">,<text:s text:c="1"/></text:span><text:span text:style-name="a715" text:class-names="">last_name</text:span><text:span text:style-name="a716" text:class-names="">, age) VALUES (2, 'David', 'Haynes', 6),(3, 'Olivia', 'Haynes', 4);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--Use a comma to separate multiple inserts. Each record is enclosed by parentheses.</text:span></text:p>
              </text:list-item>
            </text:list>
          </draw:text-box>
          <svg:title/>
          <svg:desc/>
        </draw:frame>
      </draw:page>
      <draw:page draw:name="Slide27" draw:style-name="a730" draw:master-page-name="Master1-Layout2-obj-Title-and-Content" presentation:presentation-page-layout-name="Master1-PPL2" draw:id="Slide-282">
        <draw:frame draw:id="id136" presentation:style-name="a733" draw:name="Title 1" svg:x="1.23608in" svg:y="1.04257in" svg:width="10.50227in" svg:height="1.14746in" presentation:class="title" presentation:placeholder="false">
          <draw:text-box>
            <text:p text:style-name="a732" text:class-names="" text:cond-style-name=""><text:span text:style-name="a731" text:class-names="">CODE IT</text:span></text:p>
          </draw:text-box>
          <svg:title/>
          <svg:desc/>
        </draw:frame>
        <draw:frame draw:id="id137" presentation:style-name="a743" draw:name="Content Placeholder 2" svg:x="1.23608in" svg:y="2.37508in" svg:width="10.50227in" svg:height="3.60299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4" text:class-names="">INSERT INTO family (</text:span><text:span text:style-name="a735" text:class-names="">family_id</text:span><text:span text:style-name="a736" text:class-names="">,<text:s text:c="1"/></text:span><text:span text:style-name="a737" text:class-names="">first_name</text:span><text:span text:style-name="a738" text:class-names="">,<text:s text:c="1"/></text:span><text:span text:style-name="a739" text:class-names="">last_name</text:span><text:span text:style-name="a740" text:class-names="">, age) VALUES (4, 888, 'Haynes', '0');</text:span></text:p>
              </text:list-item>
            </text:list>
          </draw:text-box>
          <svg:title/>
          <svg:desc/>
        </draw:frame>
      </draw:page>
      <draw:page draw:name="Slide10" draw:style-name="a745" draw:master-page-name="Master1-Layout3-secHead-Section-Header" presentation:presentation-page-layout-name="Master1-PPL3" draw:id="Slide-265">
        <draw:frame draw:id="id138" presentation:style-name="a748" draw:name="Title 3" svg:x="1.23487in" svg:y="1.92053in" svg:width="9.42592in" svg:height="2.24198in" presentation:class="title" presentation:placeholder="false">
          <draw:text-box>
            <text:p text:style-name="a747" text:class-names="" text:cond-style-name=""><text:span text:style-name="a746" text:class-names="">Query</text:span></text:p>
          </draw:text-box>
          <svg:title/>
          <svg:desc/>
        </draw:frame>
        <draw:frame draw:id="id139" presentation:style-name="a749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1" draw:style-name="a751" draw:master-page-name="Master1-Layout2-obj-Title-and-Content" presentation:presentation-page-layout-name="Master1-PPL2" draw:id="Slide-266">
        <draw:frame draw:id="id140" presentation:style-name="a754" draw:name="Title 3" svg:x="1.23608in" svg:y="1.04257in" svg:width="10.50227in" svg:height="1.14746in" presentation:class="title" presentation:placeholder="false">
          <draw:text-box>
            <text:p text:style-name="a753" text:class-names="" text:cond-style-name=""><text:span text:style-name="a752" text:class-names="">Query Syntax</text:span></text:p>
          </draw:text-box>
          <svg:title/>
          <svg:desc/>
        </draw:frame>
        <draw:frame draw:id="id141" presentation:style-name="a773" draw:name="Content Placeholder 4" svg:x="1.23608in" svg:y="2.37508in" svg:width="10.50227in" svg:height="3.60299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Uppercase for Reserved keywords (e.g., SELECT, <text:s text:c="1"/>FROM, <text:s text:c="1"/>WHERE)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End each statement with a semicolon;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Statement should be on multiple lines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SELECT total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FROM mn_census_2000;</text:span></text:p>
              </text:list-item>
            </text:list>
          </draw:text-box>
          <svg:title/>
          <svg:desc/>
        </draw:frame>
      </draw:page>
      <draw:page draw:name="Slide3" draw:style-name="a775" draw:master-page-name="Master1-Layout2-obj-Title-and-Content" presentation:presentation-page-layout-name="Master1-PPL2" draw:id="Slide-258">
        <draw:frame draw:id="id142" presentation:style-name="a778" draw:name="Title 1" svg:x="1.23608in" svg:y="1.04257in" svg:width="10.50227in" svg:height="1.14746in" presentation:class="title" presentation:placeholder="false">
          <draw:text-box>
            <text:p text:style-name="a777" text:class-names="" text:cond-style-name=""><text:span text:style-name="a776" text:class-names="">SQL</text:span></text:p>
          </draw:text-box>
          <svg:title/>
          <svg:desc/>
        </draw:frame>
        <draw:frame draw:id="id143" presentation:style-name="a797" draw:name="Content Placeholder 2" svg:x="1.23608in" svg:y="2.37508in" svg:width="10.50227in" svg:height="3.60299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Select – What are the columns that you want returned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Columns names must be accurate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Separate columns with comma “,”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SELECT *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SELECT 1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5" draw:style-name="a799" draw:master-page-name="Master1-Layout2-obj-Title-and-Content" presentation:presentation-page-layout-name="Master1-PPL2" draw:id="Slide-260">
        <draw:frame draw:id="id144" presentation:style-name="a802" draw:name="Title 1" svg:x="1.23608in" svg:y="1.04257in" svg:width="10.50227in" svg:height="1.14746in" presentation:class="title" presentation:placeholder="false">
          <draw:text-box>
            <text:p text:style-name="a801" text:class-names="" text:cond-style-name=""><text:span text:style-name="a800" text:class-names="">SQL - FROM</text:span></text:p>
          </draw:text-box>
          <svg:title/>
          <svg:desc/>
        </draw:frame>
        <draw:frame draw:id="id145" presentation:style-name="a815" draw:name="Content Placeholder 2" svg:x="1.23608in" svg:y="2.37508in" svg:width="10.50227in" svg:height="3.60299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Tables or Data Sources that you would like to perform operations on.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If multiple data sources are listed, the result is the cross-join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SELECT total from XXX</text:span></text:p>
              </text:list-item>
            </text:list>
          </draw:text-box>
          <svg:title/>
          <svg:desc/>
        </draw:frame>
      </draw:page>
      <draw:page draw:name="Slide4" draw:style-name="a817" draw:master-page-name="Master1-Layout2-obj-Title-and-Content" presentation:presentation-page-layout-name="Master1-PPL2" draw:id="Slide-259">
        <draw:frame draw:id="id146" presentation:style-name="a820" draw:name="Title 1" svg:x="1.23608in" svg:y="1.04257in" svg:width="10.50227in" svg:height="1.14746in" presentation:class="title" presentation:placeholder="false">
          <draw:text-box>
            <text:p text:style-name="a819" text:class-names="" text:cond-style-name=""><text:span text:style-name="a818" text:class-names="">Code It<text:s text:c="1"/></text:span></text:p>
          </draw:text-box>
          <svg:title/>
          <svg:desc/>
        </draw:frame>
        <draw:frame draw:id="id147" presentation:style-name="a830" draw:name="Content Placeholder 2" svg:x="1.23608in" svg:y="2.37508in" svg:width="10.50227in" svg:height="3.60299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SELECT male_under_5_years, Female_under_5_years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FROM mn_census_tracts_2000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6" draw:style-name="a832" draw:master-page-name="Master1-Layout2-obj-Title-and-Content" presentation:presentation-page-layout-name="Master1-PPL2" draw:id="Slide-261">
        <draw:frame draw:id="id148" presentation:style-name="a835" draw:name="Title 1" svg:x="1.23608in" svg:y="1.04257in" svg:width="10.50227in" svg:height="1.14746in" presentation:class="title" presentation:placeholder="false">
          <draw:text-box>
            <text:p text:style-name="a834" text:class-names="" text:cond-style-name=""><text:span text:style-name="a833" text:class-names="">Advanced Select</text:span></text:p>
          </draw:text-box>
          <svg:title/>
          <svg:desc/>
        </draw:frame>
        <draw:frame draw:id="id149" presentation:style-name="a851" draw:name="Content Placeholder 2" svg:x="1.23608in" svg:y="2.37508in" svg:width="10.50227in" svg:height="3.60299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SELECT multiple columns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SELECT Male_Under_5_years + Male_5_to_9_years + Male_10_to_14_years + Male_15_to_17_years as men_under_18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FROM mn_census_tracts_2000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14" draw:style-name="a853" draw:master-page-name="Master1-Layout2-obj-Title-and-Content" presentation:presentation-page-layout-name="Master1-PPL2" draw:id="Slide-269">
        <draw:frame draw:id="id150" presentation:style-name="a856" draw:name="Title 1" svg:x="1.23608in" svg:y="1.04257in" svg:width="10.50227in" svg:height="1.14746in" presentation:class="title" presentation:placeholder="false">
          <draw:text-box>
            <text:p text:style-name="a855" text:class-names="" text:cond-style-name=""><text:span text:style-name="a854" text:class-names="">SQL – Filter (Where)</text:span></text:p>
          </draw:text-box>
          <svg:title/>
          <svg:desc/>
        </draw:frame>
        <draw:frame draw:id="id151" presentation:style-name="a870" draw:name="Content Placeholder 2" svg:x="1.23608in" svg:y="2.37508in" svg:width="10.50227in" svg:height="3.60299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7" text:class-names="">SELECT<text:s text:c="1"/></text:span><text:span text:style-name="a858" text:class-names="">county_name</text:span><text:span text:style-name="a859" text:class-names="">, Male_Under_5_years + Male_5_to_9_years + Male_10_to_14_years + Male_15_to_17_years as men_under_18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FROM mn_census_tracts_2000</text:span></text:p>
              </text:list-item>
            </text:list>
            <text:list text:style-name="a869">
              <text:list-item>
                <text:p text:style-name="a868" text:class-names="" text:cond-style-name=""><text:span text:style-name="a865" text:class-names="">WHERE<text:s text:c="1"/></text:span><text:span text:style-name="a866" text:class-names="">county_name</text:span><text:span text:style-name="a867" text:class-names=""><text:s text:c="1"/>= 'Anoka'</text:span></text:p>
              </text:list-item>
            </text:list>
          </draw:text-box>
          <svg:title/>
          <svg:desc/>
        </draw:frame>
      </draw:page>
      <draw:page draw:name="Slide18" draw:style-name="a872" draw:master-page-name="Master1-Layout2-obj-Title-and-Content" presentation:presentation-page-layout-name="Master1-PPL2" draw:id="Slide-273">
        <draw:frame draw:id="id152" presentation:style-name="a875" draw:name="Title 1" svg:x="1.23608in" svg:y="1.04257in" svg:width="10.50227in" svg:height="1.14746in" presentation:class="title" presentation:placeholder="false">
          <draw:text-box>
            <text:p text:style-name="a874" text:class-names="" text:cond-style-name=""><text:span text:style-name="a873" text:class-names="">SQL – Filter (2.0)<text:line-break/></text:span></text:p>
          </draw:text-box>
          <svg:title/>
          <svg:desc/>
        </draw:frame>
        <draw:frame draw:id="id153" presentation:style-name="a893" draw:name="Content Placeholder 2" svg:x="1.23608in" svg:y="2.37508in" svg:width="10.50227in" svg:height="3.60299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BETWEEN ( Inclusive X &gt;= AND &lt;= Y )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SELECT<text:s text:c="1"/></text:span><text:span text:style-name="a883" text:class-names="">county_name</text:span><text:span text:style-name="a884" text:class-names="">, Male_Under_5_years + Male_5_to_9_years + Male_10_to_14_years + Male_15_to_17_years as men_under_18, Male_5_to_9_year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FROM mn_census_tracts_2000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WHERE male_5_to_9_years Between 100 and 200</text:span></text:p>
              </text:list-item>
            </text:list>
          </draw:text-box>
          <svg:title/>
          <svg:desc/>
        </draw:frame>
      </draw:page>
      <draw:page draw:name="Slide12" draw:style-name="a895" draw:master-page-name="Master1-Layout2-obj-Title-and-Content" presentation:presentation-page-layout-name="Master1-PPL2" draw:id="Slide-267">
        <draw:frame draw:id="id154" presentation:style-name="a898" draw:name="Title 1" svg:x="1.23608in" svg:y="1.04257in" svg:width="10.50227in" svg:height="1.14746in" presentation:class="title" presentation:placeholder="false">
          <draw:text-box>
            <text:p text:style-name="a897" text:class-names="" text:cond-style-name=""><text:span text:style-name="a896" text:class-names="">SQL - Aggregations</text:span></text:p>
          </draw:text-box>
          <svg:title/>
          <svg:desc/>
        </draw:frame>
        <draw:frame draw:id="id155" presentation:style-name="a905" draw:name="Content Placeholder 2" svg:x="1.23608in" svg:y="2.37508in" svg:width="10.50227in" svg:height="3.60299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The GROUP BY clause allows for calculations to be performed over a common attribute.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When the GROUP BY clause is used only the grouping field can be specified in the SELECT. <text:s text:c="1"/>All additional fields, must be an aggregate</text:span></text:p>
              </text:list-item>
            </text:list>
          </draw:text-box>
          <svg:title/>
          <svg:desc/>
        </draw:frame>
      </draw:page>
      <draw:page draw:name="Slide28" draw:style-name="a907" draw:master-page-name="Master1-Layout2-obj-Title-and-Content" presentation:presentation-page-layout-name="Master1-PPL2" draw:id="Slide-283">
        <draw:frame draw:id="id156" presentation:style-name="a910" draw:name="Title 1" svg:x="1.23608in" svg:y="1.04257in" svg:width="10.50227in" svg:height="1.14746in" presentation:class="title" presentation:placeholder="false">
          <draw:text-box>
            <text:p text:style-name="a909" text:class-names="" text:cond-style-name=""><text:span text:style-name="a908" text:class-names="">SQL Aggregations</text:span></text:p>
          </draw:text-box>
          <svg:title/>
          <svg:desc/>
        </draw:frame>
        <draw:frame draw:id="id157" presentation:style-name="a924" draw:name="Content Placeholder 2" svg:x="1.23608in" svg:y="2.37508in" svg:width="10.50227in" svg:height="3.60299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1" text:class-names="">SELECT<text:s text:c="1"/></text:span><text:span text:style-name="a912" text:class-names="">county_name</text:span><text:span text:style-name="a913" text:class-names="">, sum(Male_Under_5_years + Male_5_to_9_years + Male_10_to_14_years + Male_15_to_17_years) as men_under_18, sum(Male_5_to_9_years) as male_5_9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FROM mn_census_tracts_2000</text:span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GROUP BY<text:s text:c="1"/></text:span><text:span text:style-name="a920" text:class-names="">county_name</text:span><text:span text:style-name="a921" text:class-names=""/></text:p>
              </text:list-item>
            </text:list>
          </draw:text-box>
          <svg:title/>
          <svg:desc/>
        </draw:frame>
      </draw:page>
      <draw:page draw:name="Slide29" draw:style-name="a926" draw:master-page-name="Master1-Layout2-obj-Title-and-Content" presentation:presentation-page-layout-name="Master1-PPL2" draw:id="Slide-284">
        <draw:frame draw:id="id158" presentation:style-name="a929" draw:name="Title 1" svg:x="1.23608in" svg:y="1.04257in" svg:width="10.50227in" svg:height="1.14746in" presentation:class="title" presentation:placeholder="false">
          <draw:text-box>
            <text:p text:style-name="a928" text:class-names="" text:cond-style-name=""><text:span text:style-name="a927" text:class-names="">PSQL Aggregations</text:span></text:p>
          </draw:text-box>
          <svg:title/>
          <svg:desc/>
        </draw:frame>
        <draw:frame draw:id="id159" presentation:style-name="a951" draw:name="Content Placeholder 2" svg:x="1.23608in" svg:y="2.37508in" svg:width="10.50227in" svg:height="3.60299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0" text:class-names="">Avg</text:span><text:span text:style-name="a931" text:class-names="">()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Count()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Min()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Max()</text:span></text:p>
              </text:list-item>
            </text:list>
            <text:list text:style-name="a946">
              <text:list-item>
                <text:p text:style-name="a945" text:class-names="" text:cond-style-name=""><text:span text:style-name="a943" text:class-names="">String_agg</text:span><text:span text:style-name="a944" text:class-names="">()</text:span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Array_agg</text:span><text:span text:style-name="a948" text:class-names="">()</text:span></text:p>
              </text:list-item>
            </text:list>
          </draw:text-box>
          <svg:title/>
          <svg:desc/>
        </draw:frame>
      </draw:page>
      <draw:page draw:name="Slide13" draw:style-name="a953" draw:master-page-name="Master1-Layout2-obj-Title-and-Content" presentation:presentation-page-layout-name="Master1-PPL2" draw:id="Slide-268">
        <draw:frame draw:id="id160" presentation:style-name="a956" draw:name="Title 1" svg:x="1.23608in" svg:y="1.04257in" svg:width="10.50227in" svg:height="1.14746in" presentation:class="title" presentation:placeholder="false">
          <draw:text-box>
            <text:p text:style-name="a955" text:class-names="" text:cond-style-name=""><text:span text:style-name="a954" text:class-names="">SQL – Pattern Matching</text:span></text:p>
          </draw:text-box>
          <svg:title/>
          <svg:desc/>
        </draw:frame>
        <draw:frame draw:id="id161" presentation:style-name="a978" draw:name="Content Placeholder 2" svg:x="1.23608in" svg:y="2.37508in" svg:width="10.50227in" svg:height="3.60299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LIKE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There are two wildcards used in conjunction with the LIKE operator −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The percent sign “%”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The underscore “_”</text:span></text:p>
                  </text:list-item>
                </text:list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e percent sign represents zero, one, or multiple numbers or characters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The underscore represents a single number or character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These symbols can be used in combinations.</text:span></text:p>
              </text:list-item>
            </text:list>
          </draw:text-box>
          <svg:title/>
          <svg:desc/>
        </draw:frame>
      </draw:page>
      <draw:page draw:name="Slide16" draw:style-name="a980" draw:master-page-name="Master1-Layout2-obj-Title-and-Content" presentation:presentation-page-layout-name="Master1-PPL2" draw:id="Slide-271">
        <draw:frame draw:id="id162" presentation:style-name="a983" draw:name="Title 1" svg:x="1.23608in" svg:y="1.04257in" svg:width="10.50227in" svg:height="1.14746in" presentation:class="title" presentation:placeholder="false">
          <draw:text-box>
            <text:p text:style-name="a982" text:class-names="" text:cond-style-name=""><text:span text:style-name="a981" text:class-names="">SQL – Pattern Matching</text:span></text:p>
          </draw:text-box>
          <svg:title/>
          <svg:desc/>
        </draw:frame>
        <draw:frame draw:id="id163" presentation:style-name="a997" draw:name="Content Placeholder 2" svg:x="1.23608in" svg:y="2.37508in" svg:width="10.50227in" svg:height="3.60299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4" text:class-names="">SELECT<text:s text:c="1"/></text:span><text:span text:style-name="a985" text:class-names="">county_name</text:span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FROM mn_census_tracts_2000</text:span></text:p>
              </text:list-item>
            </text:list>
            <text:list text:style-name="a996">
              <text:list-item>
                <text:p text:style-name="a995" text:class-names="" text:cond-style-name=""><text:span text:style-name="a992" text:class-names="">WHERE<text:s text:c="1"/></text:span><text:span text:style-name="a993" text:class-names="">county_name</text:span><text:span text:style-name="a994" text:class-names=""><text:s text:c="1"/>LIKE 'Ai%'</text:span></text:p>
              </text:list-item>
            </text:list>
          </draw:text-box>
          <svg:title/>
          <svg:desc/>
        </draw:frame>
      </draw:page>
      <draw:page draw:name="Slide30" draw:style-name="a999" draw:master-page-name="Master1-Layout2-obj-Title-and-Content" presentation:presentation-page-layout-name="Master1-PPL2" draw:id="Slide-285">
        <draw:frame draw:id="id164" presentation:style-name="a1002" draw:name="Title 1" svg:x="1.23608in" svg:y="1.04257in" svg:width="10.50227in" svg:height="1.14746in" presentation:class="title" presentation:placeholder="false">
          <draw:text-box>
            <text:p text:style-name="a1001" text:class-names="" text:cond-style-name=""><text:span text:style-name="a1000" text:class-names="">SQL – Pattern Matching</text:span></text:p>
          </draw:text-box>
          <svg:title/>
          <svg:desc/>
        </draw:frame>
        <draw:frame draw:id="id165" presentation:style-name="a1016" draw:name="Content Placeholder 2" svg:x="1.23608in" svg:y="2.37508in" svg:width="10.50227in" svg:height="3.60299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3" text:class-names="">SELECT<text:s text:c="1"/></text:span><text:span text:style-name="a1004" text:class-names="">county_name</text:span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FROM mn_census_tracts_2000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1" text:class-names="">WHERE lower(</text:span><text:span text:style-name="a1012" text:class-names="">county_name</text:span><text:span text:style-name="a1013" text:class-names="">) LIKE '%lake%'</text:span></text:p>
              </text:list-item>
            </text:list>
          </draw:text-box>
          <svg:title/>
          <svg:desc/>
        </draw:frame>
      </draw:page>
      <draw:page draw:name="Slide15" draw:style-name="a1018" draw:master-page-name="Master1-Layout2-obj-Title-and-Content" presentation:presentation-page-layout-name="Master1-PPL2" draw:id="Slide-270">
        <draw:frame draw:id="id166" presentation:style-name="a1021" draw:name="Title 1" svg:x="1.23608in" svg:y="1.04257in" svg:width="10.50227in" svg:height="1.14746in" presentation:class="title" presentation:placeholder="false">
          <draw:text-box>
            <text:p text:style-name="a1020" text:class-names="" text:cond-style-name=""><text:span text:style-name="a1019" text:class-names="">SQL – Result Arrangement</text:span></text:p>
          </draw:text-box>
          <svg:title/>
          <svg:desc/>
        </draw:frame>
        <draw:frame draw:id="id167" presentation:style-name="a1053" draw:name="Content Placeholder 2" svg:x="1.23608in" svg:y="2.37508in" svg:width="10.50227in" svg:height="3.60299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ORDER – arrange the result of the records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Order can be ASC or DESC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1" text:class-names="">SELECT<text:s text:c="1"/></text:span><text:span text:style-name="a1032" text:class-names="">county_name</text:span><text:span text:style-name="a1033" text:class-names="">,<text:s text:c="1"/></text:span><text:span text:style-name="a1034" text:class-names="">black_alone</text:span><text:span text:style-name="a1035" text:class-names="">,<text:s text:c="1"/></text:span><text:span text:style-name="a1036" text:class-names="">white_alone</text:span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FROM mn_census_tracts_2000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3" text:class-names="">ORDER BY<text:s text:c="1"/></text:span><text:span text:style-name="a1044" text:class-names="">black_alone</text:span><text:span text:style-name="a1045" text:class-names=""><text:s text:c="1"/></text:span><text:span text:style-name="a1046" text:class-names="">desc</text:span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2" draw:style-name="a1055" draw:master-page-name="Master1-Layout2-obj-Title-and-Content" presentation:presentation-page-layout-name="Master1-PPL2" draw:id="Slide-287">
        <draw:frame draw:id="id168" presentation:style-name="a1058" draw:name="Title 1" svg:x="1.23608in" svg:y="1.04257in" svg:width="10.50227in" svg:height="1.14746in" presentation:class="title" presentation:placeholder="false">
          <draw:text-box>
            <text:p text:style-name="a1057" text:class-names="" text:cond-style-name=""><text:span text:style-name="a1056" text:class-names="">SQL – Result Arrangement</text:span></text:p>
          </draw:text-box>
          <svg:title/>
          <svg:desc/>
        </draw:frame>
        <draw:frame draw:id="id169" presentation:style-name="a1083" draw:name="Content Placeholder 2" svg:x="1.23608in" svg:y="2.37508in" svg:width="10.50227in" svg:height="3.60299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Limit – Number of the records that you want returned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65" text:class-names="">SELECT<text:s text:c="1"/></text:span><text:span text:style-name="a1066" text:class-names="">county_name</text:span><text:span text:style-name="a1067" text:class-names="">,<text:s text:c="1"/></text:span><text:span text:style-name="a1068" text:class-names="">black_alone</text:span><text:span text:style-name="a1069" text:class-names="">,<text:s text:c="1"/></text:span><text:span text:style-name="a1070" text:class-names="">white_alone</text:span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FROM mn_census_tracts_2000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Limit 10;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17" draw:style-name="a1085" draw:master-page-name="Master1-Layout2-obj-Title-and-Content" presentation:presentation-page-layout-name="Master1-PPL2" draw:id="Slide-272">
        <draw:frame draw:id="id170" presentation:style-name="a1088" draw:name="Title 1" svg:x="1.23608in" svg:y="1.04257in" svg:width="10.50227in" svg:height="1.14746in" presentation:class="title" presentation:placeholder="false">
          <draw:text-box>
            <text:p text:style-name="a1087" text:class-names="" text:cond-style-name=""><text:span text:style-name="a1086" text:class-names="">SQL - Alias</text:span></text:p>
          </draw:text-box>
          <svg:title/>
          <svg:desc/>
        </draw:frame>
        <draw:frame draw:id="id171" presentation:style-name="a1109" draw:name="Content Placeholder 2" svg:x="1.23608in" svg:y="2.37508in" svg:width="10.50227in" svg:height="3.60299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Aliasing is a very useful tool in SQL to help reduce the complexity of code. The Alias provides the column or table name a new name in the query, but does not actually change the name in the database.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Aliasing can be used to rename columns in a SELECT</text:span></text:p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5" text:class-names="">SELECT id as<text:s text:c="1"/></text:span><text:span text:style-name="a1096" text:class-names="">new_id</text:span><text:span text:style-name="a1097" text:class-names=""/></text:p>
                  </text:list-item>
                </text:list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Aliasing can be used in the FROM statement to abbreviate table names</text:span></text:p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SELECT t.id<text:s text:c="1"/>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FROM mn_census_2000 as t;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415588" draw:opacity="100%" draw:stroke="solid" svg:stroke-width="0.01736in" svg:stroke-color="#2d3c62" svg:stroke-opacity="100%" svg:stroke-linecap="butt"/>
    </style:default-style>
    <draw:gradient draw:name="a132" draw:style="radial" draw:cx="50%" draw:cy="50%" draw:start-color="#fafafa" draw:end-color="#ffffff" draw:start-intensity="100%" draw:end-intensity="100%"/>
    <draw:gradient draw:name="a135" draw:style="linear" draw:angle="0" draw:start-color="#dcdce0" draw:end-color="#dedee2" draw:start-intensity="0%" draw:end-intensity="100%"/>
    <draw:gradient draw:name="a687" draw:style="radial" draw:cx="50%" draw:cy="50%" draw:start-color="#fafafa" draw:end-color="#ffffff" draw:start-intensity="100%" draw:end-intensity="100%"/>
    <draw:gradient draw:name="a414" draw:style="radial" draw:cx="50%" draw:cy="50%" draw:start-color="#fafafa" draw:end-color="#ffffff" draw:start-intensity="100%" draw:end-intensity="100%"/>
    <draw:gradient draw:name="a1054" draw:style="radial" draw:cx="50%" draw:cy="50%" draw:start-color="#fafafa" draw:end-color="#ffffff" draw:start-intensity="100%" draw:end-intensity="100%"/>
    <draw:gradient draw:name="a342" draw:style="linear" draw:angle="0" draw:start-color="#dcdce0" draw:end-color="#dedee2" draw:start-intensity="0%" draw:end-intensity="100%"/>
    <draw:gradient draw:name="a417" draw:style="linear" draw:angle="0" draw:start-color="#dcdce0" draw:end-color="#dedee2" draw:start-intensity="0%" draw:end-intensity="100%"/>
    <draw:gradient draw:name="a295" draw:style="radial" draw:cx="50%" draw:cy="50%" draw:start-color="#fafafa" draw:end-color="#ffffff" draw:start-intensity="100%" draw:end-intensity="100%"/>
    <draw:gradient draw:name="a894" draw:style="radial" draw:cx="50%" draw:cy="50%" draw:start-color="#fafafa" draw:end-color="#ffffff" draw:start-intensity="100%" draw:end-intensity="100%"/>
    <draw:gradient draw:name="a298" draw:style="linear" draw:angle="0" draw:start-color="#dcdce0" draw:end-color="#dedee2" draw:start-intensity="0%" draw:end-intensity="100%"/>
    <draw:gradient draw:name="a871" draw:style="radial" draw:cx="50%" draw:cy="50%" draw:start-color="#fafafa" draw:end-color="#ffffff" draw:start-intensity="100%" draw:end-intensity="100%"/>
    <draw:gradient draw:name="a575" draw:style="radial" draw:cx="50%" draw:cy="50%" draw:start-color="#fafafa" draw:end-color="#ffffff" draw:start-intensity="100%" draw:end-intensity="100%"/>
    <draw:gradient draw:name="a277" draw:style="radial" draw:cx="50%" draw:cy="50%" draw:start-color="#fafafa" draw:end-color="#ffffff" draw:start-intensity="100%" draw:end-intensity="100%"/>
    <draw:gradient draw:name="a38" draw:style="radial" draw:cx="50%" draw:cy="50%" draw:start-color="#fafafa" draw:end-color="#ffffff" draw:start-intensity="100%" draw:end-intensity="100%"/>
    <draw:gradient draw:name="a925" draw:style="radial" draw:cx="50%" draw:cy="50%" draw:start-color="#fafafa" draw:end-color="#ffffff" draw:start-intensity="100%" draw:end-intensity="100%"/>
    <draw:gradient draw:name="a254" draw:style="radial" draw:cx="50%" draw:cy="50%" draw:start-color="#fafafa" draw:end-color="#ffffff" draw:start-intensity="100%" draw:end-intensity="100%"/>
    <draw:gradient draw:name="a1017" draw:style="radial" draw:cx="50%" draw:cy="50%" draw:start-color="#fafafa" draw:end-color="#ffffff" draw:start-intensity="100%" draw:end-intensity="100%"/>
    <draw:gradient draw:name="a852" draw:style="radial" draw:cx="50%" draw:cy="50%" draw:start-color="#fafafa" draw:end-color="#ffffff" draw:start-intensity="100%" draw:end-intensity="100%"/>
    <draw:gradient draw:name="a604" draw:style="radial" draw:cx="50%" draw:cy="50%" draw:start-color="#fafafa" draw:end-color="#ffffff" draw:start-intensity="100%" draw:end-intensity="100%"/>
    <draw:gradient draw:name="a482" draw:style="radial" draw:cx="50%" draw:cy="50%" draw:start-color="#fafafa" draw:end-color="#ffffff" draw:start-intensity="100%" draw:end-intensity="100%"/>
    <draw:gradient draw:name="a257" draw:style="linear" draw:angle="0" draw:start-color="#dcdce0" draw:end-color="#dedee2" draw:start-intensity="0%" draw:end-intensity="100%"/>
    <draw:gradient draw:name="a831" draw:style="radial" draw:cx="50%" draw:cy="50%" draw:start-color="#fafafa" draw:end-color="#ffffff" draw:start-intensity="100%" draw:end-intensity="100%"/>
    <draw:gradient draw:name="a906" draw:style="radial" draw:cx="50%" draw:cy="50%" draw:start-color="#fafafa" draw:end-color="#ffffff" draw:start-intensity="100%" draw:end-intensity="100%"/>
    <draw:gradient draw:name="a461" draw:style="radial" draw:cx="50%" draw:cy="50%" draw:start-color="#fafafa" draw:end-color="#ffffff" draw:start-intensity="100%" draw:end-intensity="100%"/>
    <draw:gradient draw:name="a189" draw:style="radial" draw:cx="50%" draw:cy="50%" draw:start-color="#fafafa" draw:end-color="#ffffff" draw:start-intensity="100%" draw:end-intensity="100%"/>
    <draw:gradient draw:name="a816" draw:style="radial" draw:cx="50%" draw:cy="50%" draw:start-color="#fafafa" draw:end-color="#ffffff" draw:start-intensity="100%" draw:end-intensity="100%"/>
    <draw:gradient draw:name="a370" draw:style="linear" draw:angle="0" draw:start-color="#262626" draw:end-color="#0d0d0d" draw:start-intensity="100%" draw:end-intensity="100%"/>
    <draw:gradient draw:name="a1084" draw:style="radial" draw:cx="50%" draw:cy="50%" draw:start-color="#fafafa" draw:end-color="#ffffff" draw:start-intensity="100%" draw:end-intensity="100%"/>
    <draw:gradient draw:name="a744" draw:style="radial" draw:cx="50%" draw:cy="50%" draw:start-color="#fafafa" draw:end-color="#ffffff" draw:start-intensity="100%" draw:end-intensity="100%"/>
    <draw:gradient draw:name="a519" draw:style="radial" draw:cx="50%" draw:cy="50%" draw:start-color="#fafafa" draw:end-color="#ffffff" draw:start-intensity="100%" draw:end-intensity="100%"/>
    <draw:gradient draw:name="a372" draw:style="linear" draw:angle="1800" draw:start-color="#dadada" draw:end-color="#fffffe" draw:start-intensity="100%" draw:end-intensity="100%"/>
    <draw:gradient draw:name="a374" draw:style="radial" draw:cx="50%" draw:cy="50%" draw:start-color="#fafafa" draw:end-color="#ffffff" draw:start-intensity="100%" draw:end-intensity="100%"/>
    <draw:gradient draw:name="a998" draw:style="radial" draw:cx="50%" draw:cy="50%" draw:start-color="#fafafa" draw:end-color="#ffffff" draw:start-intensity="100%" draw:end-intensity="100%"/>
    <draw:gradient draw:name="a377" draw:style="linear" draw:angle="0" draw:start-color="#dcdce0" draw:end-color="#dedee2" draw:start-intensity="0%" draw:end-intensity="100%"/>
    <draw:gradient draw:name="a65" draw:style="radial" draw:cx="50%" draw:cy="50%" draw:start-color="#fafafa" draw:end-color="#ffffff" draw:start-intensity="100%" draw:end-intensity="100%"/>
    <draw:gradient draw:name="a952" draw:style="radial" draw:cx="50%" draw:cy="50%" draw:start-color="#fafafa" draw:end-color="#ffffff" draw:start-intensity="100%" draw:end-intensity="100%"/>
    <draw:gradient draw:name="a280" draw:style="linear" draw:angle="0" draw:start-color="#dcdce0" draw:end-color="#dedee2" draw:start-intensity="0%" draw:end-intensity="100%"/>
    <draw:gradient draw:name="a105" draw:style="radial" draw:cx="50%" draw:cy="50%" draw:start-color="#fafafa" draw:end-color="#ffffff" draw:start-intensity="100%" draw:end-intensity="100%"/>
    <draw:gradient draw:name="a41" draw:style="linear" draw:angle="0" draw:start-color="#dcdce0" draw:end-color="#dedee2" draw:start-intensity="0%" draw:end-intensity="100%"/>
    <draw:gradient draw:name="a729" draw:style="radial" draw:cx="50%" draw:cy="50%" draw:start-color="#fafafa" draw:end-color="#ffffff" draw:start-intensity="100%" draw:end-intensity="100%"/>
    <draw:gradient draw:name="a979" draw:style="radial" draw:cx="50%" draw:cy="50%" draw:start-color="#fafafa" draw:end-color="#ffffff" draw:start-intensity="100%" draw:end-intensity="100%"/>
    <draw:gradient draw:name="a705" draw:style="radial" draw:cx="50%" draw:cy="50%" draw:start-color="#fafafa" draw:end-color="#ffffff" draw:start-intensity="100%" draw:end-intensity="100%"/>
    <draw:gradient draw:name="a68" draw:style="linear" draw:angle="0" draw:start-color="#dcdce0" draw:end-color="#dedee2" draw:start-intensity="0%" draw:end-intensity="100%"/>
    <draw:gradient draw:name="a108" draw:style="linear" draw:angle="0" draw:start-color="#dcdce0" draw:end-color="#dedee2" draw:start-intensity="0%" draw:end-intensity="100%"/>
    <draw:gradient draw:name="a657" draw:style="radial" draw:cx="50%" draw:cy="50%" draw:start-color="#fafafa" draw:end-color="#ffffff" draw:start-intensity="100%" draw:end-intensity="100%"/>
    <draw:gradient draw:name="a563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339" draw:style="radial" draw:cx="50%" draw:cy="50%" draw:start-color="#fafafa" draw:end-color="#ffffff" draw:start-intensity="100%" draw:end-intensity="100%"/>
    <draw:gradient draw:name="a192" draw:style="linear" draw:angle="0" draw:start-color="#dcdce0" draw:end-color="#dedee2" draw:start-intensity="0%" draw:end-intensity="100%"/>
    <draw:gradient draw:name="a639" draw:style="radial" draw:cx="50%" draw:cy="50%" draw:start-color="#fafafa" draw:end-color="#ffffff" draw:start-intensity="100%" draw:end-intensity="100%"/>
    <draw:gradient draw:name="a3" draw:style="linear" draw:angle="0" draw:start-color="#dcdce0" draw:end-color="#dedee2" draw:start-intensity="0%" draw:end-intensity="100%"/>
    <draw:gradient draw:name="a543" draw:style="radial" draw:cx="50%" draw:cy="50%" draw:start-color="#fafafa" draw:end-color="#ffffff" draw:start-intensity="100%" draw:end-intensity="100%"/>
    <draw:gradient draw:name="a798" draw:style="radial" draw:cx="50%" draw:cy="50%" draw:start-color="#fafafa" draw:end-color="#ffffff" draw:start-intensity="100%" draw:end-intensity="100%"/>
    <draw:gradient draw:name="a774" draw:style="radial" draw:cx="50%" draw:cy="50%" draw:start-color="#fafafa" draw:end-color="#ffffff" draw:start-intensity="100%" draw:end-intensity="100%"/>
    <draw:gradient draw:name="a750" draw:style="radial" draw:cx="50%" draw:cy="50%" draw:start-color="#fafafa" draw:end-color="#ffffff" draw:start-intensity="100%" draw:end-intensity="100%"/>
    <draw:gradient draw:name="a454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1389in" svg:stroke-color="#000001" svg:stroke-opacity="20%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fo:clip="rect(0in, 3.74482in, 0.18795in, -0.02721in)" draw:stroke="none"/>
    </style:style>
    <style:style style:family="paragraph" style:name="a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gradient" draw:fill-gradient-name="a1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fo:clip="rect(0.02499in, 0in, -0.02499in, 0in)" draw:stroke="none"/>
    </style:style>
    <style:style style:family="paragraph" style:name="a2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389in" svg:stroke-color="#000001" svg:stroke-opacity="20%" svg:stroke-linecap="butt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3.74482in, 0.18795in, -0.02721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gradient" draw:fill-gradient-name="a3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 style:parent-style-name="Graphics">
      <style:graphic-properties draw:fill="none" fo:clip="rect(0.02499in, 0in, -0.02499in, 0in)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4">
      <style:graphic-properties draw:fill="none" draw:stroke="solid" svg:stroke-width="0.01389in" svg:stroke-color="#000001" svg:stroke-opacity="20%" svg:stroke-linecap="but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 style:parent-style-name="Graphics">
      <style:graphic-properties draw:fill="none" fo:clip="rect(0in, 14.00994in, 0.18795in, -0.02721in)" draw:stroke="non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 style:parent-style-name="Graphics">
      <style:graphic-properties draw:fill="none" fo:clip="rect(0in, 3.74482in, 0.18795in, -0.02721in)" draw:stroke="none"/>
    </style:style>
    <style:style style:family="drawing-page" style:name="a133">
      <style:drawing-page-properties draw:fill="gradient" draw:fill-gradient-name="a1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" style:parent-style-name="Graphics">
      <style:graphic-properties draw:fill="none" fo:clip="rect(0.02499in, 0in, -0.02499in, 0in)" draw:stroke="none"/>
    </style:style>
    <style:style style:family="graphic" style:name="a136">
      <style:graphic-properties draw:fill="gradient" draw:fill-gradient-name="a135" draw:stroke="none"/>
    </style:style>
    <style:style style:family="graphic" style:name="a137">
      <style:graphic-properties draw:fill="none" draw:stroke="solid" svg:stroke-width="0.01389in" svg:stroke-color="#000001" svg:stroke-opacity="20%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3.74482in, 0.18795in, -0.02721in)" draw:stroke="none"/>
    </style:style>
    <style:style style:family="drawing-page" style:name="a255">
      <style:drawing-page-properties draw:fill="gradient" draw:fill-gradient-name="a2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" style:parent-style-name="Graphics">
      <style:graphic-properties draw:fill="none" fo:clip="rect(0.02499in, 0in, -0.02499in, 0in)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000001" svg:stroke-opacity="20%" svg:stroke-linecap="butt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0.00244in, 11.48643in, 0.18862in, -0.02744in)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gradient" draw:fill-gradient-name="a370" draw:stroke="none" draw:shadow="visible" draw:shadow-offset-x="0.0477in" draw:shadow-offset-y="0.24541in" draw:shadow-color="#000000" draw:shadow-opacity="34%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draw:fill="gradient" draw:fill-gradient-name="a372" draw:stroke="solid" svg:stroke-width="0.05556in" svg:stroke-color="#191919" svg:stroke-opacity="100%" draw:stroke-linejoin="miter" svg:stroke-linecap="butt"/>
    </style:style>
    <style:style style:family="drawing-page" style:name="a375">
      <style:drawing-page-properties draw:fill="gradient" draw:fill-gradient-name="a3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fo:clip="rect(0.02499in, 0in, -0.02499in, 0in)" draw:stroke="none"/>
    </style:style>
    <style:style style:family="graphic" style:name="a378">
      <style:graphic-properties draw:fill="gradient" draw:fill-gradient-name="a377" draw:stroke="none"/>
    </style:style>
    <style:style style:family="graphic" style:name="a379">
      <style:graphic-properties draw:fill="none" draw:stroke="solid" svg:stroke-width="0.01389in" svg:stroke-color="#000001" svg:stroke-opacity="20%" svg:stroke-linecap="butt"/>
    </style:style>
    <style:style style:family="paragraph" style:name="a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3.74482in, 0.18795in, -0.02721in)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gradient" draw:fill-gradient-name="a2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.02499in, 0in, -0.02499in, 0in)" draw:stroke="non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draw:fill="gradient" draw:fill-gradient-name="a280" draw:stroke="none"/>
    </style:style>
    <style:style style:family="graphic" style:name="a282">
      <style:graphic-properties draw:fill="none" draw:stroke="solid" svg:stroke-width="0.01389in" svg:stroke-color="#000001" svg:stroke-opacity="20%" svg:stroke-linecap="butt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3.74482in, 0.18795in, -0.02721in)" draw:stroke="non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 style:parent-style-name="Graphics">
      <style:graphic-properties draw:fill="none" fo:clip="rect(0.02499in, 0in, -0.02499in, 0in)" draw:stroke="none"/>
    </style:style>
    <style:style style:family="graphic" style:name="a299">
      <style:graphic-properties draw:fill="gradient" draw:fill-gradient-name="a298" draw:stroke="none"/>
    </style:style>
    <style:style style:family="drawing-page" style:name="a190">
      <style:drawing-page-properties draw:fill="gradient" draw:fill-gradient-name="a1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 style:parent-style-name="Graphics">
      <style:graphic-properties draw:fill="none" fo:clip="rect(0.02499in, 0in, -0.02499in, 0in)" draw:stroke="none"/>
    </style:style>
    <style:style style:family="graphic" style:name="a193">
      <style:graphic-properties draw:fill="gradient" draw:fill-gradient-name="a192" draw:stroke="none"/>
    </style:style>
    <style:style style:family="graphic" style:name="a194">
      <style:graphic-properties draw:fill="none" draw:stroke="solid" svg:stroke-width="0.01389in" svg:stroke-color="#000001" svg:stroke-opacity="20%" svg:stroke-linecap="butt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gradient" draw:fill-gradient-name="a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 style:parent-style-name="Graphics">
      <style:graphic-properties draw:fill="none" fo:clip="rect(0.02499in, 0in, -0.02499in, 0in)" draw:stroke="none"/>
    </style:style>
    <style:style style:family="graphic" style:name="a42">
      <style:graphic-properties draw:fill="gradient" draw:fill-gradient-name="a41" draw:stroke="none"/>
    </style:style>
    <style:style style:family="graphic" style:name="a43">
      <style:graphic-properties draw:fill="none" draw:stroke="solid" svg:stroke-width="0.01389in" svg:stroke-color="#000001" svg:stroke-opacity="20%" svg:stroke-linecap="butt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3.74482in, 0.18795in, -0.02721in)" draw:stroke="none"/>
    </style:style>
    <style:style style:family="text" style:name="a40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gradient" draw:fill-gradient-name="a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" style:parent-style-name="Graphics">
      <style:graphic-properties draw:fill="none" fo:clip="rect(0.02499in, 0in, -0.02499in, 0in)" draw:stroke="none"/>
    </style:style>
    <style:style style:family="graphic" style:name="a69">
      <style:graphic-properties draw:fill="gradient" draw:fill-gradient-name="a68" draw:stroke="none"/>
    </style:style>
    <style:style style:family="graphic" style:name="a300">
      <style:graphic-properties draw:fill="none" draw:stroke="solid" svg:stroke-width="0.01389in" svg:stroke-color="#000001" svg:stroke-opacity="20%" svg:stroke-linecap="butt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, 3.74482in, 0.18795in, -0.02721in)" draw:stroke="none"/>
    </style:style>
    <style:style style:family="graphic" style:name="a70">
      <style:graphic-properties draw:fill="none" draw:stroke="solid" svg:stroke-width="0.01389in" svg:stroke-color="#000001" svg:stroke-opacity="20%" svg:stroke-linecap="butt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fo:clip="rect(0.02499in, 0in, -0.02499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gradient" draw:fill-gradient-name="a417" draw:stroke="non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Click to edit Master title style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>1/23/2018</text:date></text:span><text:span text:style-name="a28" text:class-names=""/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7" draw:name="Slide Number Placeholder 5" svg:x="10.84654in" svg:y="0.1502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frame draw:id="id8" draw:layer="Master1-bg" draw:style-name="a40" draw:name="Picture 7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3" draw:name="Straight Connector 9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2" presentation:style-name="a51" draw:name="Subtitle 2" svg:x="1.23404in" svg:y="3.89815in" svg:width="9.44562in" svg:height="1.17136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3" presentation:style-name="a56" draw:name="Date Placeholder 3" svg:x="7.90992in" svg:y="0.3613in" svg:width="2.75087in" svg:height="0.33815in" presentation:class="date-time" presentation:placeholder="false">
        <draw:text-box>
          <text:p text:style-name="a55" text:class-names="" text:cond-style-name=""><text:span text:style-name="a52" text:class-names=""><text:date text:fixed="false" style:data-style-name="a53">1/23/2018</text:date></text:span><text:span text:style-name="a54" text:class-names=""/></text:p>
        </draw:text-box>
        <svg:title/>
        <svg:desc/>
      </draw:frame>
      <draw:frame draw:id="id14" presentation:style-name="a59" draw:name="Footer Placeholder 4" svg:x="1.23264in" svg:y="0.36013in" svg:width="6.50007in" svg:height="0.33815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3" draw:name="Slide Number Placeholder 5" svg:x="10.85345in" svg:y="0.14756in" svg:width="0.88694in" svg:height="0.55072in" presentation:class="page-number" presentation:placeholder="false">
        <draw:text-box>
          <text:p text:style-name="a62" text:class-names="" text:cond-style-name=""><text:span text:style-name="a60" text:class-names=""><text:page-number style:num-format="1" text:fixed="false">‹#›</text:page-number></text:span><text:span text:style-name="a61" text:class-names=""/></text:p>
        </draw:text-box>
        <svg:title/>
        <svg:desc/>
      </draw:frame>
      <draw:frame draw:id="id16" draw:style-name="a64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6">
      <draw:frame draw:id="id17" draw:layer="Master1-bg" draw:style-name="a67" draw:name="Picture 7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70" draw:name="Straight Connector 9">
        <svg:title/>
        <svg:desc/>
      </draw:connector>
      <draw:frame draw:id="id20" presentation:style-name="a74" draw:name="Title 1" svg:x="1.23608in" svg:y="1.04257in" svg:width="10.50227in" svg:height="1.14746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1" presentation:style-name="a91" draw:name="Content Placeholder 2" svg:x="1.23608in" svg:y="2.37508in" svg:width="10.50227in" svg:height="3.60299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6" draw:name="Date Placeholder 3" svg:x="7.90992in" svg:y="0.3613in" svg:width="2.75087in" svg:height="0.33815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1/23/2018</text:date></text:span><text:span text:style-name="a94" text:class-names=""/></text:p>
        </draw:text-box>
        <svg:title/>
        <svg:desc/>
      </draw:frame>
      <draw:frame draw:id="id23" presentation:style-name="a99" draw:name="Footer Placeholder 4" svg:x="1.23608in" svg:y="0.36013in" svg:width="6.49479in" svg:height="0.33815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4" presentation:style-name="a103" draw:name="Slide Number Placeholder 5" svg:x="10.84654in" svg:y="0.15027in" svg:width="0.88694in" svg:height="0.55072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#›</text:page-number></text:span><text:span text:style-name="a101" text:class-names=""/></text:p>
        </draw:text-box>
        <svg:title/>
        <svg:desc/>
      </draw:frame>
      <draw:frame draw:id="id25" draw:style-name="a104" draw:name="Picture 2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6">
      <draw:frame draw:id="id26" draw:layer="Master1-bg" draw:style-name="a107" draw:name="Picture 7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10" draw:name="Straight Connector 9">
        <svg:title/>
        <svg:desc/>
      </draw:connector>
      <draw:frame draw:id="id29" presentation:style-name="a114" draw:name="Title 1" svg:x="1.23487in" svg:y="1.92053in" svg:width="9.42592in" svg:height="2.24198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30" presentation:style-name="a118" draw:name="Text Placeholder 2" svg:x="1.23487in" svg:y="4.16251in" svg:width="9.42592in" svg:height="1.1077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</draw:text-box>
        <svg:title/>
        <svg:desc/>
      </draw:frame>
      <draw:frame draw:id="id31" presentation:style-name="a123" draw:name="Date Placeholder 3" svg:x="7.90992in" svg:y="0.3613in" svg:width="2.75087in" svg:height="0.33815in" presentation:class="date-time" presentation:placeholder="false">
        <draw:text-box>
          <text:p text:style-name="a122" text:class-names="" text:cond-style-name=""><text:span text:style-name="a119" text:class-names=""><text:date text:fixed="false" style:data-style-name="a120">1/23/2018</text:date></text:span><text:span text:style-name="a121" text:class-names=""/></text:p>
        </draw:text-box>
        <svg:title/>
        <svg:desc/>
      </draw:frame>
      <draw:frame draw:id="id32" presentation:style-name="a126" draw:name="Footer Placeholder 4" svg:x="1.23608in" svg:y="0.36013in" svg:width="6.49479in" svg:height="0.33815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3" presentation:style-name="a130" draw:name="Slide Number Placeholder 5" svg:x="10.84654in" svg:y="0.15027in" svg:width="0.88694in" svg:height="0.55072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>‹#›</text:page-number></text:span><text:span text:style-name="a128" text:class-names=""/></text:p>
        </draw:text-box>
        <svg:title/>
        <svg:desc/>
      </draw:frame>
      <draw:frame draw:id="id34" draw:style-name="a131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33">
      <draw:frame draw:id="id35" draw:layer="Master1-bg" draw:style-name="a134" draw:name="Picture 8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7" draw:name="Straight Connector 10">
        <svg:title/>
        <svg:desc/>
      </draw:connector>
      <draw:frame draw:id="id38" presentation:style-name="a141" draw:name="Title 1" svg:x="1.23693in" svg:y="1.04772in" svg:width="10.50485in" svg:height="1.15847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39" presentation:style-name="a158" draw:name="Content Placeholder 2" svg:x="1.23487in" svg:y="2.36835in" svg:width="5.08in" svg:height="3.6022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5" draw:name="Content Placeholder 3" svg:x="6.66624in" svg:y="2.37508in" svg:width="5.08in" svg:height="3.5948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ifth le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0" draw:name="Date Placeholder 4" svg:x="7.90992in" svg:y="0.3613in" svg:width="2.75087in" svg:height="0.33815in" presentation:class="date-time" presentation:placeholder="false">
        <draw:text-box>
          <text:p text:style-name="a179" text:class-names="" text:cond-style-name=""><text:span text:style-name="a176" text:class-names=""><text:date text:fixed="false" style:data-style-name="a177">1/23/2018</text:date></text:span><text:span text:style-name="a178" text:class-names=""/></text:p>
        </draw:text-box>
        <svg:title/>
        <svg:desc/>
      </draw:frame>
      <draw:frame draw:id="id42" presentation:style-name="a183" draw:name="Footer Placeholder 5" svg:x="1.23608in" svg:y="0.36013in" svg:width="6.49479in" svg:height="0.33815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3" presentation:style-name="a187" draw:name="Slide Number Placeholder 6" svg:x="10.84654in" svg:y="0.15027in" svg:width="0.88694in" svg:height="0.55072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>‹#›</text:page-number></text:span><text:span text:style-name="a185" text:class-names=""/></text:p>
        </draw:text-box>
        <svg:title/>
        <svg:desc/>
      </draw:frame>
      <draw:frame draw:id="id44" draw:style-name="a188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90">
      <draw:frame draw:id="id45" draw:layer="Master1-bg" draw:style-name="a191" draw:name="Picture 10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9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94" draw:name="Straight Connector 12">
        <svg:title/>
        <svg:desc/>
      </draw:connector>
      <draw:frame draw:id="id48" presentation:style-name="a198" draw:name="Title 1" svg:x="1.23487in" svg:y="1.04258in" svg:width="10.50707in" svg:height="1.1552in" presentation:class="title" presentation:placeholder="false">
        <draw:text-box>
          <text:p text:style-name="a197" text:class-names="" text:cond-style-name=""><text:span text:style-name="a195" text:class-names="">Click to edit Master title style</text:span><text:span text:style-name="a196" text:class-names=""/></text:p>
        </draw:text-box>
        <svg:title/>
        <svg:desc/>
      </draw:frame>
      <draw:frame draw:id="id49" presentation:style-name="a202" draw:name="Text Placeholder 2" svg:x="1.23487in" svg:y="2.37284in" svg:width="5.08in" svg:height="0.87702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50" presentation:style-name="a219" draw:name="Content Placeholder 3" svg:x="1.23487in" svg:y="3.2529in" svg:width="5.08in" svg:height="2.72734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3" draw:name="Text Placeholder 4" svg:x="6.66485in" svg:y="2.37662in" svg:width="5.08in" svg:height="0.87734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</draw:text-box>
        <svg:title/>
        <svg:desc/>
      </draw:frame>
      <draw:frame draw:id="id52" presentation:style-name="a240" draw:name="Content Placeholder 5" svg:x="6.66485in" svg:y="3.24986in" svg:width="5.08in" svg:height="2.72003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Fifth le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5" draw:name="Date Placeholder 6" svg:x="7.90992in" svg:y="0.3613in" svg:width="2.75087in" svg:height="0.33815in" presentation:class="date-time" presentation:placeholder="false">
        <draw:text-box>
          <text:p text:style-name="a244" text:class-names="" text:cond-style-name=""><text:span text:style-name="a241" text:class-names=""><text:date text:fixed="false" style:data-style-name="a242">1/23/2018</text:date></text:span><text:span text:style-name="a243" text:class-names=""/></text:p>
        </draw:text-box>
        <svg:title/>
        <svg:desc/>
      </draw:frame>
      <draw:frame draw:id="id54" presentation:style-name="a248" draw:name="Footer Placeholder 7" svg:x="1.23608in" svg:y="0.36013in" svg:width="6.49479in" svg:height="0.33815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5" presentation:style-name="a252" draw:name="Slide Number Placeholder 8" svg:x="10.84654in" svg:y="0.15027in" svg:width="0.88694in" svg:height="0.55072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>‹#›</text:page-number></text:span><text:span text:style-name="a250" text:class-names=""/></text:p>
        </draw:text-box>
        <svg:title/>
        <svg:desc/>
      </draw:frame>
      <draw:frame draw:id="id56" draw:style-name="a253" draw:name="Picture 17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55">
      <draw:frame draw:id="id57" draw:layer="Master1-bg" draw:style-name="a256" draw:name="Picture 6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59" draw:name="Straight Connector 8">
        <svg:title/>
        <svg:desc/>
      </draw:connector>
      <draw:frame draw:id="id60" presentation:style-name="a263" draw:name="Title 1" svg:x="1.23608in" svg:y="1.04257in" svg:width="10.50227in" svg:height="1.14746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61" presentation:style-name="a268" draw:name="Date Placeholder 2" svg:x="7.90992in" svg:y="0.3613in" svg:width="2.75087in" svg:height="0.33815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1/23/2018</text:date></text:span><text:span text:style-name="a266" text:class-names=""/></text:p>
        </draw:text-box>
        <svg:title/>
        <svg:desc/>
      </draw:frame>
      <draw:frame draw:id="id62" presentation:style-name="a271" draw:name="Footer Placeholder 3" svg:x="1.23608in" svg:y="0.36013in" svg:width="6.49479in" svg:height="0.33815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5" draw:name="Slide Number Placeholder 4" svg:x="10.84654in" svg:y="0.15027in" svg:width="0.88694in" svg:height="0.55072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  <draw:frame draw:id="id64" draw:style-name="a276" draw:name="Picture 1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78">
      <draw:frame draw:id="id65" draw:layer="Master1-bg" draw:style-name="a279" draw:name="Picture 4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8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82" draw:name="Straight Connector 6">
        <svg:title/>
        <svg:desc/>
      </draw:connector>
      <draw:frame draw:id="id68" presentation:style-name="a287" draw:name="Date Placeholder 1" svg:x="7.90992in" svg:y="0.3613in" svg:width="2.75087in" svg:height="0.33815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/23/2018</text:date></text:span><text:span text:style-name="a285" text:class-names=""/></text:p>
        </draw:text-box>
        <svg:title/>
        <svg:desc/>
      </draw:frame>
      <draw:frame draw:id="id69" presentation:style-name="a290" draw:name="Footer Placeholder 2" svg:x="1.23608in" svg:y="0.36013in" svg:width="6.49479in" svg:height="0.3381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70" presentation:style-name="a294" draw:name="Slide Number Placeholder 3" svg:x="10.84654in" svg:y="0.15027in" svg:width="0.88694in" svg:height="0.55072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6">
      <draw:frame draw:id="id71" draw:layer="Master1-bg" draw:style-name="a297" draw:name="Picture 8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9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300" draw:name="Straight Connector 10">
        <svg:title/>
        <svg:desc/>
      </draw:connector>
      <draw:frame draw:id="id74" presentation:style-name="a304" draw:name="Title 1" svg:x="1.22954in" svg:y="1.04175in" svg:width="3.5816in" svg:height="2.53956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75" presentation:style-name="a321" draw:name="Content Placeholder 2" svg:x="5.1655in" svg:y="1.04175in" svg:width="6.57532in" svg:height="4.92697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ifth le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5" draw:name="Text Placeholder 3" svg:x="1.22954in" svg:y="3.58131in" svg:width="3.5816in" svg:height="2.38289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Edit Master text styles</text:span></text:p>
            </text:list-item>
          </text:list>
        </draw:text-box>
        <svg:title/>
        <svg:desc/>
      </draw:frame>
      <draw:frame draw:id="id77" presentation:style-name="a330" draw:name="Date Placeholder 4" svg:x="7.90992in" svg:y="0.3613in" svg:width="2.75087in" svg:height="0.33815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1/23/2018</text:date></text:span><text:span text:style-name="a328" text:class-names=""/></text:p>
        </draw:text-box>
        <svg:title/>
        <svg:desc/>
      </draw:frame>
      <draw:frame draw:id="id78" presentation:style-name="a333" draw:name="Footer Placeholder 5" svg:x="1.23608in" svg:y="0.36013in" svg:width="6.49479in" svg:height="0.33815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7" draw:name="Slide Number Placeholder 6" svg:x="10.84654in" svg:y="0.15027in" svg:width="0.88694in" svg:height="0.55072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  <draw:frame draw:id="id80" draw:style-name="a338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40">
      <draw:frame draw:id="id81" draw:layer="Master1-bg" draw:style-name="a341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4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44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8" draw:name="Title 1" svg:x="1.23483in" svg:y="1.23525in" svg:width="6.40297in" svg:height="2.10434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86" presentation:style-name="a352" draw:name="Picture Placeholder 2" svg:x="8.88494in" svg:y="1.22763in" svg:width="3.05246in" svg:height="4.22827in" presentation:class="graphic" presentation:placeholder="false">
        <draw:text-box>
          <text:p text:style-name="a351" text:class-names="" text:cond-style-name=""><text:span text:style-name="a349" text:class-names="">Click icon to add picture</text:span><text:span text:style-name="a350" text:class-names=""/></text:p>
        </draw:text-box>
        <svg:title/>
        <svg:desc/>
      </draw:frame>
      <draw:frame draw:id="id87" presentation:style-name="a356" draw:name="Text Placeholder 3" svg:x="1.23387in" svg:y="3.33959in" svg:width="6.39379in" svg:height="2.29223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</draw:text-box>
        <svg:title/>
        <svg:desc/>
      </draw:frame>
      <draw:frame draw:id="id88" presentation:style-name="a361" draw:name="Date Placeholder 4" svg:x="1.23064in" svg:y="5.98191in" svg:width="6.39721in" svg:height="0.35009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1/23/2018</text:date></text:span><text:span text:style-name="a359" text:class-names=""/></text:p>
        </draw:text-box>
        <svg:title/>
        <svg:desc/>
      </draw:frame>
      <draw:frame draw:id="id89" presentation:style-name="a364" draw:name="Footer Placeholder 5" svg:x="1.23064in" svg:y="0.34847in" svg:width="5.33445in" svg:height="0.35097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0" presentation:style-name="a368" draw:name="Slide Number Placeholder 6" svg:x="6.75502in" svg:y="0.15027in" svg:width="0.88694in" svg:height="0.55072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>‹#›</text:page-number></text:span><text:span text:style-name="a366" text:class-names=""/></text:p>
        </draw:text-box>
        <svg:title/>
        <svg:desc/>
      </draw:frame>
      <draw:frame draw:id="id91" draw:style-name="a369" draw:name="Picture 21" svg:x="1.23082in" svg:y="0.7037in" svg:width="6.43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75">
      <draw:frame draw:id="id94" draw:layer="Master1-bg" draw:style-name="a376" draw:name="Picture 7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79" draw:name="Straight Connector 9">
        <svg:title/>
        <svg:desc/>
      </draw:connector>
      <draw:frame draw:id="id97" presentation:style-name="a383" draw:name="Title 1" svg:x="1.23608in" svg:y="1.04257in" svg:width="10.50227in" svg:height="1.14746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98" presentation:style-name="a400" draw:name="Vertical Text Placeholder 2" svg:x="1.23608in" svg:y="2.37508in" svg:width="10.50227in" svg:height="3.6029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5" draw:name="Date Placeholder 3" svg:x="7.90992in" svg:y="0.3613in" svg:width="2.75087in" svg:height="0.33815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1/23/2018</text:date></text:span><text:span text:style-name="a403" text:class-names=""/></text:p>
        </draw:text-box>
        <svg:title/>
        <svg:desc/>
      </draw:frame>
      <draw:frame draw:id="id100" presentation:style-name="a408" draw:name="Footer Placeholder 4" svg:x="1.23608in" svg:y="0.36013in" svg:width="6.49479in" svg:height="0.3381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01" presentation:style-name="a412" draw:name="Slide Number Placeholder 5" svg:x="10.84654in" svg:y="0.15027in" svg:width="0.88694in" svg:height="0.55072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</draw:text-box>
        <svg:title/>
        <svg:desc/>
      </draw:frame>
      <draw:frame draw:id="id102" draw:style-name="a413" draw:name="Picture 14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15">
      <draw:frame draw:id="id103" draw:layer="Master1-bg" draw:style-name="a416" draw:name="Picture 7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1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19" draw:name="Straight Connector 9">
        <svg:title/>
        <svg:desc/>
      </draw:connector>
      <draw:frame draw:id="id106" presentation:style-name="a423" draw:name="Vertical Title 1" svg:x="9.9789in" svg:y="0.87377in" svg:width="1.767in" svg:height="5.09612in" presentation:class="title" presentation:placeholder="false">
        <draw:text-box>
          <text:p text:style-name="a422" text:class-names="" text:cond-style-name=""><text:span text:style-name="a420" text:class-names="">Click to edit Master title style</text:span><text:span text:style-name="a421" text:class-names=""/></text:p>
        </draw:text-box>
        <svg:title/>
        <svg:desc/>
      </draw:frame>
      <draw:frame draw:id="id107" presentation:style-name="a440" draw:name="Vertical Text Placeholder 2" svg:x="1.23608in" svg:y="0.87377in" svg:width="8.56171in" svg:height="5.09612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Edit Master text styles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Second level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Third level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6" text:class-names="">Fifth level</text:span><text:span text:style-name="a4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5" draw:name="Date Placeholder 3" svg:x="7.90992in" svg:y="0.3613in" svg:width="2.75087in" svg:height="0.33815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>1/23/2018</text:date></text:span><text:span text:style-name="a443" text:class-names=""/></text:p>
        </draw:text-box>
        <svg:title/>
        <svg:desc/>
      </draw:frame>
      <draw:frame draw:id="id109" presentation:style-name="a448" draw:name="Footer Placeholder 4" svg:x="1.23608in" svg:y="0.36013in" svg:width="6.49479in" svg:height="0.33815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10" presentation:style-name="a452" draw:name="Slide Number Placeholder 5" svg:x="10.84654in" svg:y="0.15027in" svg:width="0.88694in" svg:height="0.55072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</draw:text-box>
        <svg:title/>
        <svg:desc/>
      </draw:frame>
      <draw:frame draw:id="id111" draw:style-name="a453" draw:transform="translate(-2.55in -0.085in) rotate(-1.5708) translate(12.00131in 3.41715in)" draw:name="Picture 16" svg:width="5.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</dc:title>
    <meta:initial-creator>david</meta:initial-creator>
    <dc:creator>David Haynes</dc:creator>
    <meta:creation-date>2018-01-22T03:18:48Z</meta:creation-date>
    <dc:date>2018-01-23T20:48:01Z</dc:date>
    <meta:template xlink:href="GIS5577" xlink:type="simple"/>
    <meta:editing-cycles>17</meta:editing-cycles>
    <meta:editing-duration>PT64597S</meta:editing-duration>
    <meta:document-statistic meta:paragraph-count="150" meta:word-count="940"/>
  </office:meta>
</office:document-meta>
</file>